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5" style:family="paragraph"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ffffff" fo:font-size="96pt" fo:language="en" fo:country="US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0000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8cm" svg:height="7.9cm" svg:x="5.4cm" svg:y="25.1cm">
          <draw:text-box>
            <text:p text:style-name="P3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6" draw:layer="layout" svg:width="31.6cm" svg:height="3.4cm" svg:x="4.3cm" svg:y="3.6cm">
          <draw:text-box>
            <text:p text:style-name="P5"><text:span text:style-name="T3">Oswaldo Santos Baquer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5T18:14:51.650714573</dc:date>
    <meta:editing-duration>PT2M19S</meta:editing-duration>
    <meta:editing-cycles>1</meta:editing-cycles>
    <meta:generator>LibreOffice/4.4.2.2$Linux_X86_64 LibreOffice_project/40m0$Build-2</meta:generator>
    <meta:document-statistic meta:object-count="27"/>
  </office:meta>
</office:document-meta>
</file>